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204cb" officeooo:paragraph-rsid="00020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_linux</text:p>
      <text:p text:style-name="P1"/>
      <text:p text:style-name="P1">helloworld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4:57:36.373941822</meta:creation-date>
    <dc:date>2018-10-24T15:03:01.782700190</dc:date>
    <meta:editing-duration>PT5M26S</meta:editing-duration>
    <meta:editing-cycles>1</meta:editing-cycles>
    <meta:document-statistic meta:table-count="0" meta:image-count="0" meta:object-count="0" meta:page-count="1" meta:paragraph-count="2" meta:word-count="2" meta:character-count="25" meta:non-whitespace-character-count="25"/>
    <meta:generator>LibreOffice/6.0.6.2$Linux_X86_64 LibreOffice_project/00m0$Build-2</meta:generator>
  </office:meta>
</office:document-meta>
</file>